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fa6" officeooo:paragraph-rsid="000fbfa6"/>
    </style:style>
    <style:style style:name="P2" style:family="paragraph" style:parent-style-name="Standard">
      <style:text-properties fo:font-weight="bold" officeooo:rsid="000fbfa6" officeooo:paragraph-rsid="000fbfa6" style:font-weight-asian="bold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rsid="000fbfa6" officeooo:paragraph-rsid="000fbfa6" style:font-style-asian="italic" style:font-style-complex="italic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rsid="0010f45e" officeooo:paragraph-rsid="0010f45e" style:font-style-asian="italic" style:font-style-complex="italic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normal" officeooo:rsid="000fbfa6" officeooo:paragraph-rsid="000fbfa6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officeooo:rsid="0010f45e" officeooo:paragraph-rsid="0010f45e"/>
    </style:style>
    <style:style style:name="P7" style:family="paragraph" style:parent-style-name="Standard">
      <style:text-properties officeooo:rsid="0012ea13" officeooo:paragraph-rsid="0012ea13"/>
    </style:style>
    <style:style style:name="P8" style:family="paragraph" style:parent-style-name="Standard">
      <style:text-properties officeooo:rsid="0012ea13" officeooo:paragraph-rsid="0012ea13"/>
    </style:style>
    <style:style style:name="P9" style:family="paragraph" style:parent-style-name="Standard">
      <style:text-properties officeooo:rsid="0012ea13" officeooo:paragraph-rsid="0019ceb3"/>
    </style:style>
    <style:style style:name="P10" style:family="paragraph" style:parent-style-name="Standard">
      <style:text-properties fo:font-weight="bold" officeooo:rsid="000fbfa6" officeooo:paragraph-rsid="000fbfa6" style:font-weight-asian="bold" style:font-weight-complex="bold"/>
    </style:style>
    <style:style style:name="P11" style:family="paragraph" style:parent-style-name="Standard">
      <style:text-properties fo:font-weight="bold" officeooo:rsid="000fbfa6" officeooo:paragraph-rsid="0019ceb3" style:font-weight-asian="bold" style:font-weight-complex="bold"/>
    </style:style>
    <style:style style:name="P12" style:family="paragraph" style:parent-style-name="Standard">
      <style:text-properties fo:font-weight="bold" officeooo:rsid="0019ceb3" officeooo:paragraph-rsid="0019ceb3" style:font-weight-asian="bold" style:font-weight-complex="bold"/>
    </style:style>
    <style:style style:name="P13" style:family="paragraph" style:parent-style-name="Standard">
      <style:paragraph-properties fo:break-before="page"/>
      <style:text-properties fo:font-weight="bold" officeooo:rsid="0019ceb3" officeooo:paragraph-rsid="0019ceb3" style:font-weight-asian="bold" style:font-weight-complex="bold"/>
    </style:style>
    <style:style style:name="P14" style:family="paragraph" style:parent-style-name="Standard">
      <style:text-properties officeooo:rsid="0019ceb3" officeooo:paragraph-rsid="0019ceb3"/>
    </style:style>
    <style:style style:name="P15" style:family="paragraph" style:parent-style-name="Standard">
      <style:text-properties fo:font-style="italic" style:text-underline-style="solid" style:text-underline-width="auto" style:text-underline-color="font-color" officeooo:rsid="000fbfa6" officeooo:paragraph-rsid="0019ceb3" style:font-style-asian="italic" style:font-style-complex="italic"/>
    </style:style>
    <style:style style:name="P16" style:family="paragraph" style:parent-style-name="Standard">
      <style:text-properties fo:font-style="italic" style:text-underline-style="solid" style:text-underline-width="auto" style:text-underline-color="font-color" fo:font-weight="normal" officeooo:rsid="000fbfa6" officeooo:paragraph-rsid="0019ceb3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officeooo:rsid="000fbfa6" officeooo:paragraph-rsid="0019ceb3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12ea13" style:font-style-asian="normal" style:font-style-complex="normal"/>
    </style:style>
    <style:style style:name="T3" style:family="text">
      <style:text-properties fo:font-style="normal" style:text-underline-style="none" officeooo:rsid="00151c3f" style:font-style-asian="normal" style:font-style-complex="normal"/>
    </style:style>
    <style:style style:name="T4" style:family="text">
      <style:text-properties officeooo:rsid="0010f45e"/>
    </style:style>
    <style:style style:name="T5" style:family="text">
      <style:text-properties officeooo:rsid="0012ea13"/>
    </style:style>
    <style:style style:name="T6" style:family="text">
      <style:text-properties officeooo:rsid="0014b69f"/>
    </style:style>
    <style:style style:name="T7" style:family="text">
      <style:text-properties officeooo:rsid="00151c3f"/>
    </style:style>
    <style:style style:name="T8" style:family="text">
      <style:text-properties officeooo:rsid="0017102c"/>
    </style:style>
    <style:style style:name="T9" style:family="text">
      <style:text-properties officeooo:rsid="001a8c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30/05/2023</text:p>
      <text:p text:style-name="P2"/>
      <text:p text:style-name="P2">Data</text:p>
      <text:p text:style-name="P3">done:</text:p>
      <text:p text:style-name="P6">The formated Italian data will be initially usefull for exploring temporal networks</text:p>
      <text:p text:style-name="P1"/>
      <text:p text:style-name="P3">to do:</text:p>
      <text:p text:style-name="P6">BDNI data -&gt; probably obtaining data through the ANSES/Spie BDNI access agreement (via Viviane) will be the most appropriate. I will <text:span text:style-name="T6">arange</text:span> a meeting in the <text:span text:style-name="T6">coming</text:span> weeks (?) as a first step. I have already <text:span text:style-name="T6">dealt</text:span> on cleaning, transforming, reorgnizaing and storing BDNI data<text:span text:style-name="T8"> before starting my PhD</text:span>, so this could be <text:span text:style-name="T8">of benefit to me</text:span>.</text:p>
      <text:p text:style-name="P1"/>
      <text:p text:style-name="P2">Network</text:p>
      <text:p text:style-name="P5">done:</text:p>
      <text:p text:style-name="P1">Continuation of the bibliography with information given during Thursday's visio meeting</text:p>
      <text:p text:style-name="P1"/>
      <text:p text:style-name="P3">to do:</text:p>
      <text:p text:style-name="P1">elaborate a first toy model</text:p>
      <text:p text:style-name="P1"/>
      <text:p text:style-name="P2"><text:span text:style-name="T7">E</text:span><text:span text:style-name="T4">pidemiological </text:span>model<text:span text:style-name="T7">ling</text:span></text:p>
      <text:p text:style-name="P3">done:</text:p>
      <text:p text:style-name="P4"><text:span text:style-name="T1">just an overview of </text:span><text:span text:style-name="T2">litterature</text:span><text:span text:style-name="T1"> on AMR modelling</text:span><text:span text:style-name="T2"> (not</text:span><text:span text:style-name="T3"> yet</text:span><text:span text:style-name="T2"> exhaustive)</text:span><text:span text:style-name="T1">. This point </text:span><text:span text:style-name="T2">will</text:span><text:span text:style-name="T1"> be </text:span><text:span text:style-name="T2">need to be clarified</text:span><text:span text:style-name="T1"> in a second </text:span><text:span text:style-name="T2">stage</text:span></text:p>
      <text:p text:style-name="P3"/>
      <text:p text:style-name="P3">to do:</text:p>
      <text:p text:style-name="P7">everithing !</text:p>
      <text:p text:style-name="P1"/>
      <text:p text:style-name="P2">miscellaneous</text:p>
      <text:p text:style-name="P1"/>
      <text:p text:style-name="P1">correction according to <text:span text:style-name="T5">the </text:span>revision<text:span text:style-name="T5">s</text:span> provided by <text:span text:style-name="T5">the </text:span>reviewers of the submit <text:span text:style-name="T5">article</text:span> "Coupling spatial and temporal structure in batch rearing modelling fot understanding the spread of the swine influenza A virus" in PVM IA (special issue)</text:p>
      <text:p text:style-name="P1"/>
      <text:p text:style-name="P1">submission of the <text:span text:style-name="T5">article</text:span> "Pig herd management and infection transmission dynamics: a challenge for modellers" to PCI Animal Science</text:p>
      <text:p text:style-name="P1"/>
      <text:p text:style-name="P7">I<text:span text:style-name="T6"> might</text:span> have another publication in the pipeline on theoretical concepts of agent-based modelling and simulation, following on from my PhD work. That would be great, but there's no <text:span text:style-name="T6">rush</text:span>.</text:p>
      <text:p text:style-name="P13">2/06/2023</text:p>
      <text:p text:style-name="P14"/>
      <text:p text:style-name="P11">Data</text:p>
      <text:p text:style-name="P15">done:</text:p>
      <text:p text:style-name="P14">us<text:span text:style-name="T9">ed Italian data</text:span> to develop two toy models</text:p>
      <text:p text:style-name="P17"/>
      <text:p text:style-name="P15">to do:</text:p>
      <text:p text:style-name="P14">organize <text:span text:style-name="T9">a </text:span>meeting with ANSES for BDNI</text:p>
      <text:p text:style-name="P17"/>
      <text:p text:style-name="P11">Network</text:p>
      <text:p text:style-name="P16">done:</text:p>
      <text:p text:style-name="P17">Developed two initial toy models (one in Python and the other in C++) based on Italian data.</text:p>
      <text:p text:style-name="P17">Continued working on the bibliography.</text:p>
      <text:p text:style-name="P17"/>
      <text:p text:style-name="P15">to do:</text:p>
      <text:p text:style-name="P14"><text:span text:style-name="T9">Improve the</text:span> toy models and explore <text:span text:style-name="T9">the </text:span>results</text:p>
      <text:p text:style-name="P17"/>
      <text:p text:style-name="P11"><text:span text:style-name="T7">E</text:span><text:span text:style-name="T4">pidemiological </text:span>model<text:span text:style-name="T7">ling</text:span></text:p>
      <text:p text:style-name="P15">done:</text:p>
      <text:p text:style-name="P15"/>
      <text:p text:style-name="P15">to do:</text:p>
      <text:p text:style-name="P9"/>
      <text:p text:style-name="P17"/>
      <text:p text:style-name="P11">miscellaneous</text:p>
      <text:p text:style-name="P17"/>
      <text:p text:style-name="P14"><text:span text:style-name="T9">visit to the lab</text:span> on Wednesday.</text:p>
      <text:p text:style-name="P14">Medical visit scheduled for Thursday.</text:p>
      <text:p text:style-name="P14">Waiting for the signed agree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1:11:33.556395375</meta:creation-date>
    <dc:date>2023-06-02T13:52:40.119433735</dc:date>
    <meta:editing-duration>PT46M27S</meta:editing-duration>
    <meta:editing-cycles>5</meta:editing-cycles>
    <meta:generator>LibreOffice/7.5.3.2$Linux_X86_64 LibreOffice_project/50$Build-2</meta:generator>
    <meta:document-statistic meta:table-count="0" meta:image-count="0" meta:object-count="0" meta:page-count="2" meta:paragraph-count="39" meta:word-count="287" meta:character-count="1767" meta:non-whitespace-character-count="1519"/>
  </office:meta>
</office:document-meta>
</file>